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345.74pt" svg:height="173.17pt" svg:x="0pt" svg:y="0pt">
            <loext:p draw:notify-on-update-of-ranges="Sheet1.A3:Sheet1.A8 Sheet1.B2:Sheet1.B2 Sheet1.B3:Sheet1.B8 Sheet1.C2:Sheet1.C2 Sheet1.C3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#nodes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2.43346007604563/2.43346007604563" office:value-type="float" office:value="1" calcext:value-type="float">
            <text:p>1</text:p>
          </table:table-cell>
          <table:table-cell table:formula="of:=[.B3]/[.A3]*13"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9.68962906888721/2.43346007604563" office:value-type="float" office:value="3.98183194549583" calcext:value-type="float">
            <text:p>3.98183194549583</text:p>
          </table:table-cell>
          <table:table-cell table:formula="of:=[.B4]/[.A4]*13" office:value-type="float" office:value="0.995457986373958" calcext:value-type="float">
            <text:p>0.99545798637395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38.7585162755488/2.43346007604563" office:value-type="float" office:value="15.9273277819833" calcext:value-type="float">
            <text:p>15.9273277819833</text:p>
          </table:table-cell>
          <table:table-cell table:formula="of:=[.B5]/[.A5]*13" office:value-type="float" office:value="0.995457986373957" calcext:value-type="float">
            <text:p>0.99545798637395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154.333082140166/2.43346007604563" office:value-type="float" office:value="63.4212509419744" calcext:value-type="float">
            <text:p>63.4212509419744</text:p>
          </table:table-cell>
          <table:table-cell table:formula="of:=[.B6]/[.A6]*13" office:value-type="float" office:value="0.99095704596835" calcext:value-type="float">
            <text:p>0.99095704596835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table:formula="of:=607.264640474426/2.43346007604563" office:value-type="float" office:value="249.547813194959" calcext:value-type="float">
            <text:p>249.547813194959</text:p>
          </table:table-cell>
          <table:table-cell table:formula="of:=[.B7]/[.A7]*13" office:value-type="float" office:value="0.974796145292809" calcext:value-type="float">
            <text:p>0.974796145292809</text:p>
          </table:table-cell>
        </table:table-row>
        <table:table-row table:style-name="ro1">
          <table:table-cell office:value-type="float" office:value="13312" calcext:value-type="float">
            <text:p>13312</text:p>
          </table:table-cell>
          <table:table-cell table:formula="of:=2381.39534883721/2.43346007604563" office:value-type="float" office:value="978.60465116279" calcext:value-type="float">
            <text:p>978.60465116279</text:p>
          </table:table-cell>
          <table:table-cell table:formula="of:=[.B8]/[.A8]*13" office:value-type="float" office:value="0.955668604651162" calcext:value-type="float">
            <text:p>0.955668604651162</text:p>
          </table:table-cell>
        </table:table-row>
      </table:table>
      <table:named-expressions/>
      <table:database-ranges>
        <table:database-range table:name="__Anonymous_Sheet_DB__0" table:target-range-address="Sheet1.A2:Sheet1.B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06:09:40.3327479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1T13:16:25.863302264</meta:creation-date>
    <dc:date>2016-12-19T06:18:15.207252115</dc:date>
    <meta:editing-duration>PT40M16S</meta:editing-duration>
    <meta:editing-cycles>22</meta:editing-cycles>
    <meta:generator>LibreOffice/5.2.3.3$Linux_X86_64 LibreOffice_project/20m0$Build-3</meta:generator>
    <meta:document-statistic meta:table-count="1" meta:cell-count="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Regular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Regular" style:font-family-generic="roman"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Regular" style:font-family-generic="roman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family="'Times New Roman'" style:font-style-name="Regular" style:font-family-generic="roman" fo:font-size="10pt" style:font-size-asian="10pt" style:font-size-complex="10pt"/>
    </style:style>
    <style:style style:name="ch10" style:family="chart" style:data-style-name="N0">
      <style:chart-properties chart:symbol-type="named-symbol" chart:symbol-name="plus" chart:symbol-width="0.25cm" chart:symbol-height="0.25cm" chart:link-data-style-to-source="true" chart:label-position="bottom"/>
      <style:graphic-properties svg:stroke-width="0.08cm" svg:stroke-color="#000000" draw:fill-color="#000000" dr3d:edge-rounding="5%"/>
      <style:text-properties fo:font-family="'Times New Roman'" style:font-style-name="Regular" style:font-family-generic="roman" fo:font-size="10pt" style:font-size-asian="10pt" style:font-size-complex="10pt"/>
    </style:style>
    <style:style style:name="ch11" style:family="chart" style:data-style-name="N126">
      <style:chart-properties chart:symbol-type="named-symbol" chart:symbol-name="x" chart:symbol-width="0.25cm" chart:symbol-height="0.25cm" chart:link-data-style-to-source="true" chart:label-position="bottom"/>
      <style:graphic-properties svg:stroke-width="0.08cm" svg:stroke-color="#000000" draw:fill-color="#000000" dr3d:edge-rounding="5%"/>
      <style:text-properties fo:font-family="'Times New Roman'" style:font-style-name="Regular" style:font-family-generic="roman"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198cm" svg:height="6.11cm" xlink:href=".." xlink:type="simple" chart:class="chart:line" chart:style-name="ch1">
        <chart:legend chart:legend-position="top" svg:x="3.615cm" svg:y="0.185cm" style:legend-expansion="wide" chart:style-name="ch2"/>
        <chart:plot-area chart:style-name="ch3" table:cell-range-address="Sheet1.A2:Sheet1.C8" chart:data-source-has-labels="both" svg:x="1.254cm" svg:y="0.905cm" svg:width="9.897cm" svg:height="4.102cm">
          <chartooo:coordinate-region svg:x="2.246cm" svg:y="1.105cm" svg:width="8.018cm" svg:height="3.255cm"/>
          <chart:axis chart:dimension="x" chart:name="primary-x" chart:style-name="ch4" chartooo:axis-type="auto">
            <chartooo:date-scale/>
            <chart:title svg:x="4.425cm" svg:y="5.129cm" chart:style-name="ch5">
              <text:p>#nodes (logarithmic scaled)</text:p>
            </chart:title>
            <chart:categories table:cell-range-address="Sheet1.A3:Sheet1.A8"/>
          </chart:axis>
          <chart:axis chart:dimension="y" chart:name="primary-y" chart:style-name="ch6">
            <chart:title svg:x="0.451cm" svg:y="4.826cm" chart:style-name="ch7">
              <text:p>Speedup (logarithmic scaled)</text:p>
            </chart:title>
            <chart:grid chart:style-name="ch8" chart:class="major"/>
          </chart:axis>
          <chart:axis chart:dimension="y" chart:name="secondary-y" chart:style-name="ch9">
            <chart:title svg:x="11.394cm" svg:y="3.635cm" chart:style-name="ch7">
              <text:p>Efficiency</text:p>
            </chart:title>
          </chart:axis>
          <chart:series chart:attached-axis="primary-y" chart:style-name="ch10" chart:values-cell-range-address="Sheet1.B3:Sheet1.B8" chart:label-cell-address="Sheet1.B2:Sheet1.B2" chart:class="chart:line">
            <chart:data-point chart:repeated="6"/>
          </chart:series>
          <chart:series chart:attached-axis="secondary-y" chart:style-name="ch11" chart:values-cell-range-address="Sheet1.C3:Sheet1.C8" chart:label-cell-address="Sheet1.C2:Sheet1.C2" chart:class="chart:line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Sheet1.B2:Sheet1.B2</svg:desc>
                </draw:g>
              </table:table-cell>
              <table:table-cell office:value-type="string">
                <text:p>Efficiency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3">
                <text:p>13</text:p>
                <draw:g>
                  <svg:desc>Sheet1.A3:Sheet1.A8</svg:desc>
                </draw:g>
              </table:table-cell>
              <table:table-cell office:value-type="float" office:value="1">
                <text:p>1</text:p>
                <draw:g>
                  <svg:desc>Sheet1.B3:Sheet1.B8</svg:desc>
                </draw:g>
              </table:table-cell>
              <table:table-cell office:value-type="float" office:value="1">
                <text:p>1</text:p>
                <draw:g>
                  <svg:desc>Sheet1.C3:Sheet1.C8</svg:desc>
                </draw:g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3.98183194549583">
                <text:p>3.98183194549583</text:p>
              </table:table-cell>
              <table:table-cell office:value-type="float" office:value="0.995457986373958">
                <text:p>0.99545798637395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5.9273277819833">
                <text:p>15.9273277819833</text:p>
              </table:table-cell>
              <table:table-cell office:value-type="float" office:value="0.995457986373957">
                <text:p>0.995457986373957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63.4212509419744">
                <text:p>63.4212509419744</text:p>
              </table:table-cell>
              <table:table-cell office:value-type="float" office:value="0.99095704596835">
                <text:p>0.99095704596835</text:p>
              </table:table-cell>
            </table:table-row>
            <table:table-row>
              <table:table-cell office:value-type="float" office:value="3328">
                <text:p>3328</text:p>
              </table:table-cell>
              <table:table-cell office:value-type="float" office:value="249.547813194959">
                <text:p>249.547813194959</text:p>
              </table:table-cell>
              <table:table-cell office:value-type="float" office:value="0.974796145292809">
                <text:p>0.974796145292809</text:p>
              </table:table-cell>
            </table:table-row>
            <table:table-row>
              <table:table-cell office:value-type="float" office:value="13312">
                <text:p>13312</text:p>
              </table:table-cell>
              <table:table-cell office:value-type="float" office:value="978.60465116279">
                <text:p>978.60465116279</text:p>
              </table:table-cell>
              <table:table-cell office:value-type="float" office:value="0.955668604651162">
                <text:p>0.955668604651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Linux_X86_64 LibreOffice_project/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